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3.176cm" fo:margin-left="0cm" fo:margin-right="4.413cm" table:align="margins"/>
    </style:style>
    <style:style style:name="Tabla1.A" style:family="table-column">
      <style:table-column-properties style:column-width="4.733cm" style:rel-column-width="23538*"/>
    </style:style>
    <style:style style:name="Tabla1.B" style:family="table-column">
      <style:table-column-properties style:column-width="8.444cm" style:rel-column-width="41997*"/>
    </style:style>
    <style:style style:name="Tabla1.1" style:family="table-row">
      <style:table-row-properties fo:background-color="#e6e6ff">
        <style:background-image/>
      </style:table-row-properties>
    </style:style>
    <style:style style:name="Tab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6e6ff" fo:padding="0.097cm" fo:border="0.05pt solid #000000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text-properties style:font-name="Cantarell" fo:font-size="10pt" officeooo:paragraph-rsid="00280e75" style:font-size-asian="10pt" style:font-size-complex="10pt"/>
    </style:style>
    <style:style style:name="P4" style:family="paragraph" style:parent-style-name="Table_20_Contents">
      <style:text-properties style:font-name="Cantarell"/>
    </style:style>
    <style:style style:name="P5" style:family="paragraph" style:parent-style-name="Table_20_Contents">
      <style:paragraph-properties fo:text-align="end" style:justify-single-word="false"/>
      <style:text-properties style:font-name="Cantarell" fo:font-size="14pt" style:font-size-asian="14pt" style:font-size-complex="14pt"/>
    </style:style>
    <style:style style:name="P6" style:family="paragraph" style:parent-style-name="Table_20_Contents">
      <style:text-properties style:font-name="Cantarell" fo:font-weight="bold" officeooo:paragraph-rsid="001e0689" style:font-weight-asian="bold" style:font-weight-complex="bold"/>
    </style:style>
    <style:style style:name="P7" style:family="paragraph" style:parent-style-name="Table_20_Contents">
      <style:text-properties style:font-name="Cantarell" fo:font-weight="bold" officeooo:paragraph-rsid="001eda36" style:font-weight-asian="bold" style:font-weight-complex="bold"/>
    </style:style>
    <style:style style:name="P8" style:family="paragraph" style:parent-style-name="Table_20_Contents">
      <style:text-properties style:font-name="Cantarell" fo:font-weight="bold" officeooo:paragraph-rsid="00220945" style:font-weight-asian="bold" style:font-weight-complex="bold"/>
    </style:style>
    <style:style style:name="P9" style:family="paragraph" style:parent-style-name="Table_20_Contents">
      <style:text-properties style:font-name="Cantarell" fo:font-weight="bold" officeooo:paragraph-rsid="002247ba" style:font-weight-asian="bold" style:font-weight-complex="bold"/>
    </style:style>
    <style:style style:name="P10" style:family="paragraph" style:parent-style-name="Table_20_Contents">
      <style:text-properties style:font-name="Cantarell" fo:font-weight="bold" officeooo:paragraph-rsid="002446be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12" style:family="paragraph" style:parent-style-name="Table_20_Contents">
      <style:text-properties style:font-name="Cantarell" officeooo:paragraph-rsid="002247ba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Cantarell"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style:font-name="Cantarell" fo:font-weight="normal" officeooo:paragraph-rsid="0026a93e" style:font-weight-asian="normal" style:font-weight-complex="normal"/>
    </style:style>
    <style:style style:name="P15" style:family="paragraph" style:parent-style-name="Table_20_Contents">
      <style:text-properties style:font-name="Cantarell" fo:font-weight="bold" officeooo:paragraph-rsid="0026a93e" style:font-weight-asian="bold" style:font-weight-complex="bold"/>
    </style:style>
    <style:style style:name="P16" style:family="paragraph" style:parent-style-name="Table_20_Contents">
      <style:text-properties style:font-name="Cantarell" fo:font-weight="bold" officeooo:paragraph-rsid="00258115" style:font-weight-asian="bold" style:font-weight-complex="bold"/>
    </style:style>
    <style:style style:name="P17" style:family="paragraph" style:parent-style-name="Standard">
      <style:text-properties style:font-name="Cantarell" fo:font-size="10pt" officeooo:paragraph-rsid="00280e75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appointment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4">Patient</text:span><text:span text:style-name="T1"> :</text:span> <text:s/><text:span text:style-name="T1"><text:placeholder text:placeholder-type="text">&lt;appointment.patient.name.lastname&gt;</text:placeholder></text:span><text:span text:style-name="T1">,</text:span><text:span text:style-name="T1"><text:placeholder text:placeholder-type="text">&lt;appointment.patient.name.name&gt;</text:placeholder></text:span></text:p>
          </table:table-cell>
          <table:table-cell table:style-name="Tabla1.B1" office:value-type="string">
            <text:p text:style-name="P13"><text:s/>Appointment # <text:placeholder text:placeholder-type="text">&lt;appointment.name&gt;</text:placeholder></text:p>
          </table:table-cell>
        </table:table-row>
        <table:table-row>
          <table:table-cell table:style-name="Tabla1.A2" office:value-type="string">
            <text:p text:style-name="P12"><text:span text:style-name="T4">SSN</text:span><text:span text:style-name="T1"> : </text:span><text:span text:style-name="T1"><text:placeholder text:placeholder-type="text">&lt;appointment.patient.name.ref or ''&gt;</text:placeholder></text:span></text:p>
          </table:table-cell>
          <table:table-cell table:style-name="Tabla1.B2" office:value-type="string">
            <text:p text:style-name="P5"><text:span text:style-name="T1">Date</text:span> <text:span text:style-name="T2">:</text:span><text:span text:style-name="T3"><text:placeholder text:placeholder-type="text">&lt;appointment.appointment_date&gt;</text:placeholder></text:span><text:span text:style-name="T2"> </text:span></text:p>
            <text:p text:style-name="P4"/>
            <text:p text:style-name="P12"><text:span text:style-name="T4">Institution</text:span> :<text:span text:style-name="T1"><text:placeholder text:placeholder-type="text">&lt;if test="appointment.institution"&gt;</text:placeholder></text:span> <text:span text:style-name="T1"><text:placeholder text:placeholder-type="text">&lt;appointment.institution.name or ''&gt;</text:placeholder></text:span></text:p>
            <text:p text:style-name="P10"><text:placeholder text:placeholder-type="text">&lt;/if&gt;</text:placeholder></text:p>
            <text:p text:style-name="P9"><text:span text:style-name="T4">Specialty</text:span> : <text:s/><text:placeholder text:placeholder-type="text">&lt;if test="appointment.speciality"&gt;</text:placeholder></text:p>
            <text:p text:style-name="P8"><text:placeholder text:placeholder-type="text">&lt;appointment.speciality.name or ''&gt;</text:placeholder></text:p>
            <text:p text:style-name="P6"><text:placeholder text:placeholder-type="text">&lt;/if&gt;</text:placeholder></text:p>
            <text:p text:style-name="P14">Health Professional :</text:p>
            <text:p text:style-name="P15"><text:placeholder text:placeholder-type="text">&lt;if test="appointment.doctor"&gt;</text:placeholder></text:p>
            <text:p text:style-name="P16"><text:placeholder text:placeholder-type="text">&lt;appointment.healthprof.name.name or ''&gt;</text:placeholder></text:p>
            <text:p text:style-name="P7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11">You must present this receipt and your SSN</text:p>
          </table:table-cell>
          <table:table-cell table:style-name="Tabla1.B3" office:value-type="string">
            <text:p text:style-name="P4"><text:s/>Instructions / Notes : </text:p>
            <text:p text:style-name="P3"><text:placeholder text:placeholder-type="text">&lt;for each="line in unicode(appointment.comments).split('\n')"&gt;</text:placeholder></text:p>
            <text:p text:style-name="P3"><text:placeholder text:placeholder-type="text">&lt;line&gt;</text:placeholder></text:p>
            <text:p text:style-name="P3"><text:placeholder text:placeholder-type="text">&lt;/for&gt;</text:placeholder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20" meta:word-count="60" meta:character-count="640" meta:non-whitespace-character-count="594"/>
    <meta:user-defined meta:name="Info 1"/>
    <meta:user-defined meta:name="Info 2"/>
    <meta:user-defined meta:name="Info 3"/>
    <meta:user-defined meta:name="Info 4"/>
  </office:meta>
</office:document-meta>
</file>